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4000000F28410A314E4E13994.jpg" manifest:media-type="image/jpeg"/>
  <manifest:file-entry manifest:full-path="Pictures/10000200000001BD00000037CE528B111FB879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4.6354in" svg:height="0.5728in" draw:z-index="0"><draw:image xlink:href="Pictures/10000200000001BD00000037CE528B111FB87930.png" xlink:type="simple" xlink:show="embed" xlink:actuate="onLoad"/></draw:frame><text:bookmark text:name="_x0000_i1025"/><draw:frame draw:style-name="fr1" draw:name="Image2" text:anchor-type="as-char" svg:width="4.0417in" svg:height="2.5209in" draw:z-index="1"><draw:image xlink:href="Pictures/1000000000000184000000F28410A314E4E13994.jpg" xlink:type="simple" xlink:show="embed" xlink:actuate="onLoad"/></draw:frame><text:bookmark text:name="Picture_x0020_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0:54:16.664960527</meta:creation-date>
    <dc:date>2018-11-26T10:54:39.414365727</dc:date>
    <meta:editing-duration>PT24S</meta:editing-duration>
    <meta:editing-cycles>1</meta:editing-cycles>
    <meta:document-statistic meta:table-count="0" meta:image-count="2" meta:object-count="0" meta:page-count="1" meta:paragraph-count="1" meta:word-count="0" meta:character-count="0" meta:non-whitespace-character-count="0"/>
    <meta:generator>LibreOffice/5.1.6.2$Linux_X86_64 LibreOffice_project/10m0$Build-2</meta:generator>
  </office:meta>
</office:document-meta>
</file>